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693cm" style:rel-column-width="6527*"/>
    </style:style>
    <style:style style:name="表格1.B" style:family="table-column">
      <style:table-column-properties style:column-width="15.307cm" style:rel-column-width="5900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name-asian="標楷體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paragraph-rsid="0012516a" style:font-name-asian="標楷體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-asian="標楷體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style:font-name-asian="Comic Sans MS"/>
    </style:style>
    <style:style style:name="P5" style:family="paragraph" style:parent-style-name="Table_20_Contents">
      <style:text-properties style:font-name="Comic Sans MS" officeooo:rsid="00117f06" officeooo:paragraph-rsid="00117f06" style:font-name-asian="Comic Sans MS"/>
    </style:style>
    <style:style style:name="P6" style:family="paragraph" style:parent-style-name="Table_20_Contents">
      <style:text-properties style:font-name="標楷體" style:font-name-asian="標楷體"/>
    </style:style>
    <style:style style:name="P7" style:family="paragraph" style:parent-style-name="Standard">
      <style:text-properties style:text-position="0% 100%" style:font-name-asian="標楷體"/>
    </style:style>
    <style:style style:name="T1" style:family="text">
      <style:text-properties style:text-position="super 58%" style:font-name="Comic Sans MS"/>
    </style:style>
    <style:style style:name="T2" style:family="text">
      <style:text-properties style:text-position="sub 58%" style:font-name="Comic Sans MS"/>
    </style:style>
    <style:style style:name="T3" style:family="text">
      <style:text-properties style:text-position="0% 100%" style:font-name="Comic Sans MS"/>
    </style:style>
    <style:style style:name="T4" style:family="text">
      <style:text-properties style:text-position="0% 100%" style:font-name-asian="標楷體"/>
    </style:style>
    <style:style style:name="T5" style:family="text">
      <style:text-properties style:font-name="Comic Sans MS"/>
    </style:style>
    <style:style style:name="T6" style:family="text">
      <style:text-properties style:font-name="Comic Sans MS" style:font-name-asian="標楷體1"/>
    </style:style>
    <style:style style:name="T7" style:family="text">
      <style:text-properties style:font-name="Comic Sans MS" fo:language="en" fo:country="US" style:font-name-asian="標楷體1"/>
    </style:style>
    <style:style style:name="T8" style:family="text">
      <style:text-properties style:font-name-asian="標楷體"/>
    </style:style>
    <style:style style:name="T9" style:family="text">
      <style:text-properties style:font-name="Liberation Serif1" fo:language="en" fo:country="US"/>
    </style:style>
    <style:style style:name="T10" style:family="text">
      <style:text-properties style:font-name="標楷體" fo:language="en" fo:country="US" style:font-name-asian="標楷體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">三階魔方盲解公式</text:span><text:span text:style-name="T9">--</text:span><text:span text:style-name="T10">邊</text:span><text:span text:style-name="T7">塊</text:span></text:h>
      <text:p text:style-name="Standard"><text:span text:style-name="T5">C</text:span><text:span text:style-name="T1">11</text:span><text:span text:style-name="T2">2</text:span><text:span text:style-name="T3">=55</text:span><text:span text:style-name="T4">種情況</text:span></text:p>
      <table:table table:name="表格1" table:style-name="表格1">
        <table:table-column table:style-name="表格1.A"/>
        <table:table-column table:style-name="表格1.B"/>
        <table:table-row table:style-name="TableLine1931178278464">
          <table:table-cell table:style-name="表格1.A1" office:value-type="string">
            <text:p text:style-name="P2">代號</text:p>
          </table:table-cell>
          <table:table-cell table:style-name="表格1.B1" office:value-type="string">
            <text:p text:style-name="P1">解法</text:p>
          </table:table-cell>
        </table:table-row>
        <table:table-row table:style-name="TableLine1931178287440">
          <table:table-cell table:style-name="表格1.A2" table:number-columns-spanned="2" office:value-type="string">
            <text:p text:style-name="P3">兩個都在上層</text:p>
          </table:table-cell>
          <table:covered-table-cell/>
        </table:table-row>
        <table:table-row table:style-name="TableLine1931178272208">
          <table:table-cell table:style-name="表格1.A3" office:value-type="string">
            <text:p text:style-name="P4">123</text:p>
          </table:table-cell>
          <table:table-cell table:style-name="表格1.A2" office:value-type="string">
            <text:p text:style-name="P5">U + U-perm(<text:span text:style-name="T8">順</text:span>) + U’</text:p>
          </table:table-cell>
        </table:table-row>
        <table:table-row table:style-name="TableLine1931178283360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74112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76288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76560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77104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79280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80096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83904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80640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87168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303488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  <table:table-row table:style-name="TableLine1931178293424">
          <table:table-cell table:style-name="表格1.A3" office:value-type="string">
            <text:p text:style-name="P4"/>
          </table:table-cell>
          <table:table-cell table:style-name="表格1.A2" office:value-type="string">
            <text:p text:style-name="P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17:56.947000000</dc:date>
    <meta:editing-duration>PT4M31S</meta:editing-duration>
    <meta:editing-cycles>4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7" meta:word-count="33" meta:character-count="53" meta:non-whitespace-character-count="49"/>
  </office:meta>
</office:document-meta>
</file>